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856cm"/>
    </style:style>
    <style:style style:name="co3" style:family="table-column">
      <style:table-column-properties fo:break-before="auto" style:column-width="2.8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>
            <text:p>k=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n=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Arrangements</text:p>
          </table:table-cell>
          <table:table-cell table:formula="of:=FACT([.B2])/FACT([.B2]-[.B1])" office:value-type="float" office:value="0">
            <text:p>Err :502</text:p>
          </table:table-cell>
        </table:table-row>
        <table:table-row table:style-name="ro1">
          <table:table-cell office:value-type="string">
            <text:p>Arrangements avec répétitions</text:p>
          </table:table-cell>
          <table:table-cell table:formula="of:=POWER([.B2]; [.B1])" office:value-type="float" office:value="13841287201">
            <text:p>13841287201</text:p>
          </table:table-cell>
        </table:table-row>
        <table:table-row table:style-name="ro1">
          <table:table-cell office:value-type="string">
            <text:p>Combinaisons</text:p>
          </table:table-cell>
          <table:table-cell table:formula="of:=FACT([.B2])/FACT([.B1])/FACT([.B2]-[.B1])" office:value-type="float" office:value="0">
            <text:p>Err :502</text:p>
          </table:table-cell>
        </table:table-row>
        <table:table-row table:style-name="ro1">
          <table:table-cell office:value-type="string">
            <text:p>Combinaisons avec répétitions</text:p>
          </table:table-cell>
          <table:table-cell table:formula="of:=FACT([.B2]+[.B1]-1)/FACT([.B2]-1)/FACT([.B1])" office:value-type="float" office:value="18564">
            <text:p>18564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2">00/00/0000</text:date>, <text:time style:data-style-name="N2" text:time-value="0000-00-00T21:56:06.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16M35S</meta:editing-duration>
    <meta:editing-cycles>6</meta:editing-cycles>
    <meta:generator>LibreOffice/3.6$Windows_x86 LibreOffice_project/5b93205-6e6b3fc-7830f6d-c08ad66-1d9bf4</meta:generator>
    <dc:date>2013-05-02T22:29:08.39</dc:date>
    <meta:document-statistic meta:table-count="3" meta:cell-count="12" meta:object-count="0"/>
    <meta:user-defined meta:name="Info 1"/>
    <meta:user-defined meta:name="Info 2"/>
    <meta:user-defined meta:name="Info 3"/>
    <meta:user-defined meta:name="Info 4"/>
  </office:meta>
</office:document-meta>
</file>